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2" style:family="graphic" style:parent-style-name="standard">
      <style:graphic-properties svg:stroke-color="#000000" draw:opacity="0%" draw:textarea-horizontal-align="justify" draw:textarea-vertical-align="middle" draw:auto-grow-height="false" fo:min-height="1.35cm" fo:min-width="5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4" style:family="graphic" style:parent-style-name="standard">
      <style:graphic-properties draw:textarea-horizontal-align="justify" draw:textarea-vertical-align="middle" draw:auto-grow-height="false" fo:min-height="0.6cm" fo:min-width="0.208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stroke="dash" draw:stroke-dash="Fine_20_Dashed"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96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loext:graphic-properties draw:opacity="0%"/>
      <style:paragraph-properties fo:text-align="center"/>
    </style:style>
    <style:style style:name="P4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5.2cm" svg:height="1cm" svg:x="1.2cm" svg:y="5.2cm">
          <draw:text-box>
            <text:p><text:span text:style-name="T1">LACR Team member</text:span></text:p>
          </draw:text-box>
        </draw:frame>
        <draw:custom-shape draw:style-name="gr2" draw:text-style-name="P3" draw:layer="layout" svg:width="6cm" svg:height="1.6cm" svg:x="19.4cm" svg:y="3.8cm">
          <text:p text:style-name="P2">:System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0.2cm" svg:height="1.2cm" svg:x="8cm" svg:y="1cm">
          <draw:text-box>
            <text:p><text:span text:style-name="T2">Upload New </text:span><text:span text:style-name="T2">Document </text:span><text:span text:style-name="T2">Scenerio</text:span></text:p>
          </draw:text-box>
        </draw:frame>
        <draw:custom-shape draw:style-name="gr4" draw:text-style-name="P2" draw:layer="layout" svg:width="1cm" svg:height="1.2cm" svg:x="2.8cm" svg:y="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3.4cm" svg:y1="3.4cm" svg:x2="3.4cm" svg:y2="4.6cm">
          <text:p/>
        </draw:line>
        <draw:line draw:style-name="gr5" draw:text-style-name="P5" draw:layer="layout" svg:x1="4.2cm" svg:y1="5.2cm" svg:x2="3.4cm" svg:y2="4.4cm">
          <text:p/>
        </draw:line>
        <draw:line draw:style-name="gr5" draw:text-style-name="P5" draw:layer="layout" svg:x1="2.8cm" svg:y1="5.2cm" svg:x2="3.4cm" svg:y2="4.4cm">
          <text:p/>
        </draw:line>
        <draw:line draw:style-name="gr5" draw:text-style-name="P5" draw:layer="layout" svg:x1="2.6cm" svg:y1="3.6cm" svg:x2="4cm" svg:y2="3.6cm">
          <text:p/>
        </draw:line>
        <draw:line draw:style-name="gr6" draw:text-style-name="P5" draw:layer="layout" svg:x1="3.4cm" svg:y1="6.2cm" svg:x2="3.4cm" svg:y2="20.8cm">
          <text:p/>
        </draw:line>
        <draw:line draw:style-name="gr6" draw:text-style-name="P5" draw:layer="layout" svg:x1="22.2cm" svg:y1="5.8cm" svg:x2="22.2cm" svg:y2="21cm">
          <text:p/>
        </draw:line>
        <draw:line draw:style-name="gr7" draw:text-style-name="P5" draw:layer="layout" svg:x1="3.2cm" svg:y1="10.6cm" svg:x2="22.2cm" svg:y2="10.6cm">
          <text:p/>
        </draw:line>
        <draw:frame draw:style-name="gr8" draw:text-style-name="P6" draw:layer="layout" svg:width="7.2cm" svg:height="1.673cm" svg:x="9.4cm" svg:y="9.527cm">
          <draw:text-box>
            <text:p>StartUpload(FileName)</text:p>
          </draw:text-box>
        </draw:frame>
        <draw:line draw:style-name="gr7" draw:text-style-name="P5" draw:layer="layout" svg:x1="22.2cm" svg:y1="12.6cm" svg:x2="3.4cm" svg:y2="12.6cm">
          <text:p/>
        </draw:line>
        <draw:frame draw:style-name="gr8" draw:text-style-name="P6" draw:layer="layout" svg:width="8.2cm" svg:height="1.673cm" svg:x="8.8cm" svg:y="11.527cm">
          <draw:text-box>
            <text:p>UploadCompleteMessage</text:p>
          </draw:text-box>
        </draw:frame>
        <draw:line draw:style-name="gr7" draw:text-style-name="P5" draw:layer="layout" svg:x1="3.4cm" svg:y1="7cm" svg:x2="22cm" svg:y2="7cm">
          <text:p/>
        </draw:line>
        <draw:frame draw:style-name="gr9" draw:text-style-name="P6" draw:layer="layout" svg:width="6.132cm" svg:height="0.962cm" svg:x="9.868cm" svg:y="5.8cm">
          <draw:text-box>
            <text:p>SelectUploadOption</text:p>
          </draw:text-box>
        </draw:frame>
        <draw:line draw:style-name="gr7" draw:text-style-name="P5" draw:layer="layout" svg:x1="22.2cm" svg:y1="8.8cm" svg:x2="3.8cm" svg:y2="8.8cm">
          <text:p/>
        </draw:line>
        <draw:frame draw:style-name="gr10" draw:text-style-name="P6" draw:layer="layout" svg:width="5.396cm" svg:height="0.962cm" svg:x="10.2cm" svg:y="7.8cm">
          <draw:text-box>
            <text:p>OpenFileBrowser</text:p>
          </draw:text-box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6T16:10:07.285529054</meta:creation-date>
    <dc:date>2016-10-19T14:18:03.420837064</dc:date>
    <meta:editing-duration>PT13M31S</meta:editing-duration>
    <meta:editing-cycles>3</meta:editing-cycles>
    <meta:generator>LibreOffice/5.1.4.2$Linux_X86_64 LibreOffice_project/10m0$Build-2</meta:generator>
    <meta:document-statistic meta:object-count="41"/>
  </office:meta>
</office:document-meta>
</file>